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75cm"/>
    </style:style>
    <style:style style:name="co2" style:family="table-column">
      <style:table-column-properties fo:break-before="auto" style:column-width="14.907cm"/>
    </style:style>
    <style:style style:name="co3" style:family="table-column">
      <style:table-column-properties fo:break-before="auto" style:column-width="2.889cm"/>
    </style:style>
    <style:style style:name="co4" style:family="table-column">
      <style:table-column-properties fo:break-before="auto" style:column-width="11.552cm"/>
    </style:style>
    <style:style style:name="co5" style:family="table-column">
      <style:table-column-properties fo:break-before="auto" style:column-width="15.753cm"/>
    </style:style>
    <style:style style:name="co6" style:family="table-column">
      <style:table-column-properties fo:break-before="auto" style:column-width="8.01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TAB_5f_Foglio1">
      <style:table-properties table:display="true" style:writing-mode="lr-tb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1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order="non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1" table:print-ranges="Foglio1.A1:Foglio1.D1048458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0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45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777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23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35331</text:p>
          </table:table-cell>
          <table:table-cell table:style-name="ce1" table:number-columns-repeated="2"/>
          <table:table-cell table:style-name="ce13" table:number-columns-repeated="5"/>
          <table:table-cell table:style-name="ce1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95833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838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01760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99013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4315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655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STUDIO CUCCHI SANSEGOLO ASSOC.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22813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314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640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94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AURA.BONFADELLI@BPV.IT" xlink:type="simple">LAURA.BONFADELLI@BPV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 – DIRETT.MARCO SCIPIO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IOEGIDIO.SCIPIONI@BANCOPOPOLARE.IT" xlink:type="simple">MARIOEGIDIO.SCIPIONI@BANCOPOPOLAR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794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06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459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81593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46481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285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316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9686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4590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06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156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20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30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06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IORENZO.LUCCHI@CEREABANCA1897.IT" xlink:type="simple">FIORENZO.LUCCHI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6338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0108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84220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653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451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55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4-58235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4-58235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3717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184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19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17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379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5539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901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8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4425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126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1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GGINI RUDY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450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246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7291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53870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871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2578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077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53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38386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496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8883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22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91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829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363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0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8193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8822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326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350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1-99279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239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1-93260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93200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331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442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2017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1033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897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9001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185558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18665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4246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7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STE.MI – BASSANI (LUS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STE.MI – BASSANI (LUS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223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57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7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0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3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9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ECO_SICURA@ALICE.IT" xlink:type="simple">ECO_SICURA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57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575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UFFICIO - ??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99714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23998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02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(PREFISSO PER FISSI 0033 E SI TOGLIE UNO “0”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09547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53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3490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3490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GIONATA CORZ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891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878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GISTICA@ROCCOTRASPORTI.IT" xlink:type="simple">LOGISTICA@ROCCOTRASPORT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89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3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009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1181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7" office:value-type="string" calcext:value-type="string">
            <text:p>340-406989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1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8-19993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461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80330818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18089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053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4755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577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485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0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34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042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7019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107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TEC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218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1851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400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400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3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3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3341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TRONOMICA FRE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9-99037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TRONOMICA FRE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9-5983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TRONOMICA FRE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10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GASTRONOMICA FRE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FRESSCOT@ALICE.IT" xlink:type="simple">FRESSCOT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497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7-923711</text:p>
          </table:table-cell>
          <table:table-cell table:style-name="ce1" table:number-columns-repeated="249"/>
          <table:table-cell table:number-columns-repeated="769"/>
        </table:table-row>
        <table:table-row table:style-name="ro2" table:number-rows-repeated="3019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 table:number-rows-repeated="10166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21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09" number:language="ja" number:country="JP">
      <number:day/>
      <number:text>/</number:text>
      <number:month/>
      <number:text>/</number:text>
      <number:year/>
    </number:date-style>
    <number:date-style style:name="N1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creation-date>2006-08-22T11:19:42</meta:creation-date>
    <dc:date>2014-06-13T16:26:53.865000000</dc:date>
    <meta:editing-cycles>126</meta:editing-cycles>
    <meta:editing-duration>PT22H45M43S</meta:editing-duration>
    <meta:print-date>2011-04-05T12:02:08.39</meta:print-date>
    <meta:document-statistic meta:table-count="3" meta:cell-count="6344" meta:object-count="0"/>
    <meta:user-defined meta:name="Info 1"/>
    <meta:user-defined meta:name="Info 2"/>
    <meta:user-defined meta:name="Info 3"/>
    <meta:user-defined meta:name="Info 4"/>
  </office:meta>
</office:document-meta>
</file>